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99ff99" draw:textarea-horizontal-align="justify" draw:textarea-vertical-align="middle" draw:auto-grow-height="false" fo:min-height="11.05cm" fo:min-width="7.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00cc00" draw:textarea-horizontal-align="justify" draw:textarea-vertical-align="middle" draw:auto-grow-height="false" fo:min-height="9.25cm" fo:min-width="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9999ff" draw:textarea-horizontal-align="justify" draw:textarea-vertical-align="middle" draw:auto-grow-height="false" fo:min-height="11.05cm" fo:min-width="8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3333ff" draw:textarea-horizontal-align="justify" draw:textarea-vertical-align="middle" draw:auto-grow-height="false" fo:min-height="9.25cm" fo:min-width="7.45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-color="#ffcc00" draw:textarea-horizontal-align="justify" draw:textarea-vertical-align="middle" draw:auto-grow-height="false" fo:min-height="1.278cm" fo:min-width="9.133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-color="#ffcc00" draw:textarea-horizontal-align="justify" draw:textarea-vertical-align="middle" draw:auto-grow-height="false" fo:min-height="1.86cm" fo:min-width="10.81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-color="#ff6666" draw:textarea-horizontal-align="justify" draw:textarea-vertical-align="middle" draw:auto-grow-height="false" fo:min-height="2.104cm" fo:min-width="9.133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-color="#ff6666" draw:textarea-horizontal-align="justify" draw:textarea-vertical-align="middle" draw:auto-grow-height="false" fo:min-height="2.042cm" fo:min-width="9.133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draw:fill-color="#ff9900" draw:textarea-horizontal-align="justify" draw:textarea-vertical-align="middle" draw:auto-grow-height="false" fo:min-height="1.25cm" fo:min-width="4.3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fill-color="#ff0000" draw:textarea-horizontal-align="justify" draw:textarea-vertical-align="middle" draw:auto-grow-height="false" fo:min-height="1.25cm" fo:min-width="6.15cm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99ff99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24pt" fo:font-weight="bold" style:font-size-asian="24pt" style:font-size-complex="24pt"/>
    </style:style>
    <style:style style:name="P4" style:family="paragraph">
      <loext:graphic-properties draw:fill-color="#00cc0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9999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3333ff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cc00"/>
      <style:paragraph-properties fo:text-align="center"/>
      <style:text-properties fo:font-weight="bold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fo:text-align="center"/>
      <style:text-properties fo:font-weight="bold"/>
    </style:style>
    <style:style style:name="P10" style:family="paragraph">
      <loext:graphic-properties draw:fill-color="#ff6666"/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ff9900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-color="#ff0000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fo:font-size="26pt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4cm" svg:height="11.4cm" svg:x="-4.1cm" svg:y="3.7cm">
            <text:p text:style-name="P1"><text:span text:style-name="T1">Processing System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7.6cm" svg:height="9.6cm" svg:x="-3.7cm" svg:y="5cm">
            <text:p text:style-name="P3"><text:span text:style-name="T3">Host </text:span></text:p>
            <text:p text:style-name="P3"><text:span text:style-name="T3">Cod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.9cm" svg:height="11.4cm" svg:x="16.1cm" svg:y="3.7cm">
            <text:p text:style-name="P1"><text:span text:style-name="T1">Programmable Logic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8.052cm" svg:height="9.6cm" svg:x="16.524cm" svg:y="5cm">
            <text:p text:style-name="P3"><text:span text:style-name="T3">Hardware </text:span></text:p>
            <text:p text:style-name="P3"><text:span text:style-name="T3">Kernel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11.411cm" svg:height="2.39cm" svg:x="4.501cm" svg:y="3.6cm">
          <text:p/>
          <draw:enhanced-geometry svg:viewBox="0 0 21600 21600" draw:text-areas="0 ?f0 ?f5 ?f2" draw:type="right-arrow" draw:modifiers="16937.7603447323 3442.619094295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5.016cm" svg:height="1.673cm" svg:x="4.692cm" svg:y="3.962cm">
          <draw:text-box>
            <text:p text:style-name="P8">input[ ]</text:p>
            <text:p text:style-name="P8">weights[ ]</text:p>
          </draw:text-box>
        </draw:frame>
        <draw:custom-shape draw:style-name="gr7" draw:text-style-name="P7" draw:layer="layout" svg:width="11.411cm" svg:height="2.21cm" svg:x="4.5cm" svg:y="6.2cm">
          <text:p/>
          <draw:enhanced-geometry svg:viewBox="0 0 21600 21600" draw:text-areas="0 ?f0 ?f5 ?f2" draw:mirror-horizontal="true" draw:type="right-arrow" draw:modifiers="16937.7603447323 3442.619094295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5.017cm" svg:height="0.962cm" svg:x="11.066cm" svg:y="6.824cm">
          <draw:text-box>
            <text:p text:style-name="P8">output[ ]</text:p>
          </draw:text-box>
        </draw:frame>
        <draw:custom-shape draw:style-name="gr9" draw:text-style-name="P10" draw:layer="layout" svg:width="11.411cm" svg:height="3.6cm" svg:x="4.489cm" svg:y="8.4cm">
          <text:p/>
          <draw:enhanced-geometry svg:viewBox="0 0 21600 21600" draw:text-areas="0 ?f0 ?f5 ?f2" draw:type="right-arrow" draw:modifiers="16937.7603447323 3442.619094295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9" draw:layer="layout" svg:width="8.4cm" svg:height="1.673cm" svg:x="3cm" svg:y="9.364cm">
          <draw:text-box>
            <text:p text:style-name="P8">convolution</text:p>
            <text:p text:style-name="P8">parameters</text:p>
          </draw:text-box>
        </draw:frame>
        <draw:custom-shape draw:style-name="gr11" draw:text-style-name="P10" draw:layer="layout" svg:width="11.411cm" svg:height="3.51cm" svg:x="4.501cm" svg:y="12.1cm">
          <text:p/>
          <draw:enhanced-geometry svg:viewBox="0 0 21600 21600" draw:text-areas="0 ?f0 ?f5 ?f2" draw:type="right-arrow" draw:modifiers="16937.7603447323 3442.619094295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6.6cm" svg:height="2.384cm" svg:x="3.9cm" svg:y="12.663cm">
          <draw:text-box>
            <text:p text:style-name="P8">input_address</text:p>
            <text:p text:style-name="P8">weights_address</text:p>
            <text:p text:style-name="P8">output_address</text:p>
          </draw:text-box>
        </draw:frame>
        <draw:custom-shape draw:style-name="gr12" draw:text-style-name="P12" draw:layer="layout" svg:width="4.9cm" svg:height="1.6cm" draw:transform="rotate (1.5707963267949) translate (9.9cm 8.5cm)">
          <text:p text:style-name="P11"><text:span text:style-name="T4">AXI-MM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6.75cm" svg:height="1.6cm" draw:transform="rotate (1.5707963267949) translate (9.9cm 15.5cm)">
          <text:p text:style-name="P11"><text:span text:style-name="T4">AXI4-Li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20:26:31.558457253</meta:creation-date>
    <dc:date>2017-06-20T20:57:38.059409997</dc:date>
    <meta:editing-duration>PT10M34S</meta:editing-duration>
    <meta:editing-cycles>4</meta:editing-cycles>
    <meta:generator>LibreOffice/5.1.6.2$Linux_X86_64 LibreOffice_project/10m0$Build-2</meta:generator>
    <meta:document-statistic meta:object-count="16"/>
  </office:meta>
</office:document-meta>
</file>